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3" office:value-type="string" calcext:value-type="string">
            <text:p><text:s/>srlw y</text:p>
          </table:table-cell>
          <table:table-cell table:style-name="ce3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table:style-name="ce3"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3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3" office:value-type="string" calcext:value-type="string">
            <text:p><text:s/>dnjnz yh, #d </text:p>
          </table:table-cell>
          <table:table-cell table:style-name="ce3" office:value-type="string" calcext:value-type="string">
            <text:p><text:s/>sllw y</text:p>
          </table:table-cell>
          <table:table-cell table:style-name="ce3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table:style-name="ce3"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3" office:value-type="string" calcext:value-type="string">
            <text:p><text:s/>rrcw y</text:p>
          </table:table-cell>
          <table:table-cell table:style-name="ce3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3" office:value-type="string" calcext:value-type="string">
            <text:p><text:s/>srl (n, y)</text:p>
          </table:table-cell>
          <table:table-cell table:style-name="ce3" office:value-type="string" calcext:value-type="string">
            <text:p><text:s/>inc (n, y)</text:p>
          </table:table-cell>
          <table:table-cell table:style-name="ce3" office:value-type="string" calcext:value-type="string">
            <text:p><text:s/>push (n, y)</text:p>
          </table:table-cell>
          <table:table-cell table:style-name="ce3"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3" office:value-type="string" calcext:value-type="string">
            <text:p><text:s/>rlcw y</text:p>
          </table:table-cell>
          <table:table-cell table:style-name="ce3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table:style-name="ce3"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3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3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table:style-name="ce3" office:value-type="string" calcext:value-type="string">
            <text:p><text:s/>sbcw y, mm <text:s text:c="5"/></text:p>
          </table:table-cell>
          <table:table-cell table:style-name="ce3" office:value-type="string" calcext:value-type="string">
            <text:p><text:s/>ld xl, (n, y) <text:s/></text:p>
          </table:table-cell>
          <table:table-cell table:style-name="ce3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3" office:value-type="string" calcext:value-type="string">
            <text:p><text:s/>sllw y, xl</text:p>
          </table:table-cell>
          <table:table-cell table:style-name="ce3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table:style-name="ce3"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3" office:value-type="string" calcext:value-type="string">
            <text:p><text:s/>rrcw (n, sp)</text:p>
          </table:table-cell>
          <table:table-cell table:style-name="ce3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3" office:value-type="string" calcext:value-type="string">
            <text:p><text:s/>sll (n, y)</text:p>
          </table:table-cell>
          <table:table-cell table:style-name="ce3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table:style-name="ce3"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3" office:value-type="string" calcext:value-type="string">
            <text:p><text:s/>rlcw (n, sp)</text:p>
          </table:table-cell>
          <table:table-cell table:style-name="ce3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3" office:value-type="string" calcext:value-type="string">
            <text:p><text:s/>xchb xl, mm, #0</text:p>
          </table:table-cell>
          <table:table-cell table:style-name="ce3"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3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3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3" office:value-type="string" calcext:value-type="string">
            <text:p><text:s/>xchb xl, mm, #1</text:p>
          </table:table-cell>
          <table:table-cell table:style-name="ce3"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3" office:value-type="string" calcext:value-type="string">
            <text:p><text:s/>adcw (n, sp) </text:p>
          </table:table-cell>
          <table:table-cell table:style-name="ce3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3" office:value-type="string" calcext:value-type="string">
            <text:p><text:s/>xchb xl, mm, #2</text:p>
          </table:table-cell>
          <table:table-cell table:style-name="ce3"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3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3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3" office:value-type="string" calcext:value-type="string">
            <text:p><text:s/>rrc (n, y)</text:p>
          </table:table-cell>
          <table:table-cell table:style-name="ce3" office:value-type="string" calcext:value-type="string">
            <text:p><text:s/>clr (n, y)</text:p>
          </table:table-cell>
          <table:table-cell table:style-name="ce3" office:value-type="string" calcext:value-type="string">
            <text:p><text:s/>xchb xl, mm, #3</text:p>
          </table:table-cell>
          <table:table-cell table:style-name="ce3"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3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3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3" office:value-type="string" calcext:value-type="string">
            <text:p><text:s/>xchb xl, mm, #4</text:p>
          </table:table-cell>
          <table:table-cell table:style-name="ce3"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3" office:value-type="string" calcext:value-type="string">
            <text:p><text:s/>sbcw mm <text:s text:c="5"/></text:p>
          </table:table-cell>
          <table:table-cell table:style-name="ce3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/>
          <table:table-cell office:value-type="string" calcext:value-type="string">
            <text:p><text:s/>xch f, (n, sp)</text:p>
          </table:table-cell>
          <table:table-cell table:style-name="ce3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3" office:value-type="string" calcext:value-type="string">
            <text:p><text:s/>xchb xl, mm, #5</text:p>
          </table:table-cell>
          <table:table-cell table:style-name="ce3"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3" office:value-type="string" calcext:value-type="string">
            <text:p><text:s/>sbcw (n, sp) </text:p>
          </table:table-cell>
          <table:table-cell table:style-name="ce3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3" office:value-type="string" calcext:value-type="string">
            <text:p><text:s/>ldi (z), (y)</text:p>
          </table:table-cell>
          <table:table-cell table:style-name="ce3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3" office:value-type="string" calcext:value-type="string">
            <text:p><text:s/>xchb xl, mm, #6</text:p>
          </table:table-cell>
          <table:table-cell table:style-name="ce3"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3" office:value-type="string" calcext:value-type="string">
            <text:p><text:s/>sbcw (nn, z) </text:p>
          </table:table-cell>
          <table:table-cell table:style-name="ce3" office:value-type="string" calcext:value-type="string">
            <text:p><text:s/>mad x, (nn, z), yl</text:p>
          </table:table-cell>
          <table:table-cell table:style-name="ce3" office:value-type="string" calcext:value-type="string">
            <text:p><text:s/>ldw (n, y), x <text:s/></text:p>
          </table:table-cell>
          <table:table-cell/>
          <table:table-cell table:style-name="ce3" office:value-type="string" calcext:value-type="string">
            <text:p><text:s/>sex y, xl</text:p>
          </table:table-cell>
          <table:table-cell table:style-name="ce3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3" office:value-type="string" calcext:value-type="string">
            <text:p><text:s/>rlc (n, y)</text:p>
          </table:table-cell>
          <table:table-cell table:style-name="ce3" office:value-type="string" calcext:value-type="string">
            <text:p><text:s/>tst (n, y)</text:p>
          </table:table-cell>
          <table:table-cell table:style-name="ce3" office:value-type="string" calcext:value-type="string">
            <text:p><text:s/>xchb xl, mm, #7</text:p>
          </table:table-cell>
          <table:table-cell table:style-name="ce3" office:value-type="string" calcext:value-type="string">
            <text:p><text:s/>adcw y, x <text:s text:c="6"/></text:p>
          </table:table-cell>
          <table:table-cell table:style-name="ce3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3" office:value-type="string" calcext:value-type="string">
            <text:p><text:s/>sbcw y <text:s text:c="6"/></text:p>
          </table:table-cell>
          <table:table-cell table:style-name="ce3" office:value-type="string" calcext:value-type="string">
            <text:p><text:s/>mad x, (z), yl</text:p>
          </table:table-cell>
          <table:table-cell table:style-name="ce3"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table:style-name="ce3" office:value-type="string" calcext:value-type="string">
            <text:p><text:s/>zex y, xl</text:p>
          </table:table-cell>
          <table:table-cell table:style-name="ce3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3"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3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table:style-name="ce3" office:value-type="string" calcext:value-type="string">
            <text:p><text:s/>subw mm, y</text:p>
          </table:table-cell>
          <table:table-cell table:number-columns-repeated="7"/>
          <table:table-cell table:style-name="ce3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3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table:style-name="ce3" office:value-type="string" calcext:value-type="string">
            <text:p><text:s/>subw (n, sp), y</text:p>
          </table:table-cell>
          <table:table-cell table:number-columns-repeated="7"/>
          <table:table-cell table:style-name="ce3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3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table:style-name="ce3" office:value-type="string" calcext:value-type="string">
            <text:p><text:s/>subw x, y</text:p>
          </table:table-cell>
          <table:table-cell table:number-columns-repeated="7"/>
          <table:table-cell table:style-name="ce3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3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table:style-name="ce3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table:style-name="ce3"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3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table:style-name="ce3"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3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table:style-name="ce3"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3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3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3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table:style-name="ce3"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3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table:style-name="ce3"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3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table:style-name="ce3"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3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y, z <text:s text:c="3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d </text:p>
          </table:table-cell>
          <table:table-cell table:style-name="ce3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table:style-name="ce3"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3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3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table:style-name="ce3"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3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3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table:style-name="ce3"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3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table:style-name="ce3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table:style-name="ce3" office:value-type="string" calcext:value-type="string">
            <text:p><text:s/>ld xh, (n, y) <text:s/></text:p>
          </table:table-cell>
          <table:table-cell table:style-name="ce3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3" office:value-type="string" calcext:value-type="string">
            <text:p><text:s/>xchb xh, mm, #0</text:p>
          </table:table-cell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3" office:value-type="string" calcext:value-type="string">
            <text:p><text:s/>xchb xh, mm, #1</text:p>
          </table:table-cell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3" office:value-type="string" calcext:value-type="string">
            <text:p><text:s/>xchb xh, mm, #2</text:p>
          </table:table-cell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3" office:value-type="string" calcext:value-type="string">
            <text:p><text:s/>xchb xh, mm, #3</text:p>
          </table:table-cell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3" office:value-type="string" calcext:value-type="string">
            <text:p><text:s/>xchb xh, mm, #4</text:p>
          </table:table-cell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3" office:value-type="string" calcext:value-type="string">
            <text:p><text:s/>xchb xh, mm, #5</text:p>
          </table:table-cell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3" office:value-type="string" calcext:value-type="string">
            <text:p><text:s/>xchb xh, mm, #6</text:p>
          </table:table-cell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3" office:value-type="string" calcext:value-type="string">
            <text:p><text:s/>xchb xh, mm, #7</text:p>
          </table:table-cell>
          <table:table-cell/>
          <table:table-cell table:style-name="ce3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3" office:value-type="string" calcext:value-type="string">
            <text:p><text:s/>srlw z</text:p>
          </table:table-cell>
          <table:table-cell table:style-name="ce3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table:style-name="ce3"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3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3" office:value-type="string" calcext:value-type="string">
            <text:p><text:s/>dnjnz zh, #d </text:p>
          </table:table-cell>
          <table:table-cell table:style-name="ce3" office:value-type="string" calcext:value-type="string">
            <text:p><text:s/>sllw z</text:p>
          </table:table-cell>
          <table:table-cell table:style-name="ce3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table:style-name="ce3"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3" office:value-type="string" calcext:value-type="string">
            <text:p><text:s/>rrcw z</text:p>
          </table:table-cell>
          <table:table-cell table:style-name="ce3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table:style-name="ce3"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3" office:value-type="string" calcext:value-type="string">
            <text:p><text:s/>rlcw z</text:p>
          </table:table-cell>
          <table:table-cell table:style-name="ce3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table:style-name="ce3"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3" office:value-type="string" calcext:value-type="string">
            <text:p><text:s/>ldw z, (n, y)</text:p>
          </table:table-cell>
          <table:table-cell/>
          <table:table-cell table:style-name="ce3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table:style-name="ce3" office:value-type="string" calcext:value-type="string">
            <text:p><text:s/>sbcw z, mm <text:s text:c="5"/></text:p>
          </table:table-cell>
          <table:table-cell table:style-name="ce3" office:value-type="string" calcext:value-type="string">
            <text:p><text:s/>ld yl, (n, y)</text:p>
          </table:table-cell>
          <table:table-cell table:style-name="ce3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3" office:value-type="string" calcext:value-type="string">
            <text:p><text:s/>sllw z, yl</text:p>
          </table:table-cell>
          <table:table-cell table:style-name="ce3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table:style-name="ce3"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5"/>
          <table:table-cell table:style-name="ce3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table:style-name="ce3"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3" office:value-type="string" calcext:value-type="string">
            <text:p><text:s/>xchb yl, mm, #0</text:p>
          </table:table-cell>
          <table:table-cell table:style-name="ce3"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3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3" office:value-type="string" calcext:value-type="string">
            <text:p><text:s/>xchb yl, mm, #1</text:p>
          </table:table-cell>
          <table:table-cell table:style-name="ce3"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3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3" office:value-type="string" calcext:value-type="string">
            <text:p><text:s/>xchb yl, mm, #2</text:p>
          </table:table-cell>
          <table:table-cell table:style-name="ce3"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3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3" office:value-type="string" calcext:value-type="string">
            <text:p><text:s/>xchb y, mm, #3</text:p>
          </table:table-cell>
          <table:table-cell table:style-name="ce3"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3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3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3" office:value-type="string" calcext:value-type="string">
            <text:p><text:s/>xchb yl, mm, #4</text:p>
          </table:table-cell>
          <table:table-cell table:style-name="ce3"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3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3" office:value-type="string" calcext:value-type="string">
            <text:p><text:s/>xchb yl, mm, #5</text:p>
          </table:table-cell>
          <table:table-cell table:style-name="ce3"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3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3" office:value-type="string" calcext:value-type="string">
            <text:p><text:s/>xchb yl, mm, #6</text:p>
          </table:table-cell>
          <table:table-cell table:style-name="ce3"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3" office:value-type="string" calcext:value-type="string">
            <text:p><text:s/>sex z, yl</text:p>
          </table:table-cell>
          <table:table-cell table:style-name="ce3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3" office:value-type="string" calcext:value-type="string">
            <text:p><text:s/>xchb yl, mm, #7</text:p>
          </table:table-cell>
          <table:table-cell table:style-name="ce3"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3" office:value-type="string" calcext:value-type="string">
            <text:p><text:s/>sbcw z <text:s text:c="2"/></text:p>
          </table:table-cell>
          <table:table-cell table:number-columns-repeated="3"/>
          <table:table-cell table:style-name="ce3" office:value-type="string" calcext:value-type="string">
            <text:p><text:s/>zex z, yl</text:p>
          </table:table-cell>
          <table:table-cell table:style-name="ce3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2"/>
          <table:table-cell office:value-type="string" calcext:value-type="string">
            <text:p><text:s/>ldw x, z</text:p>
          </table:table-cell>
          <table:table-cell table:number-columns-repeated="2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2"/>
          <table:table-cell office:value-type="string" calcext:value-type="string">
            <text:p><text:s/>xchb zl, mm, #0</text:p>
          </table:table-cell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2"/>
          <table:table-cell office:value-type="string" calcext:value-type="string">
            <text:p><text:s/>xchb zl, mm, #1</text:p>
          </table:table-cell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 office:value-type="string" calcext:value-type="string">
            <text:p><text:s/>xchb zl, mm, #2</text:p>
          </table:table-cell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2"/>
          <table:table-cell office:value-type="string" calcext:value-type="string">
            <text:p><text:s/>xchb zl, mm, #3</text:p>
          </table:table-cell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/>
          <table:table-cell office:value-type="string" calcext:value-type="string">
            <text:p><text:s/>ldw z, x</text:p>
          </table:table-cell>
          <table:table-cell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6"/>
          <table:table-cell office:value-type="string" calcext:value-type="string">
            <text:p><text:s/>xchb zl, mm, #4</text:p>
          </table:table-cell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2"/>
          <table:table-cell office:value-type="string" calcext:value-type="string">
            <text:p><text:s/>xchb zl, mm, #5</text:p>
          </table:table-cell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 office:value-type="string" calcext:value-type="string">
            <text:p><text:s/>xchb zl, mm, #6</text:p>
          </table:table-cell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2"/>
          <table:table-cell office:value-type="string" calcext:value-type="string">
            <text:p><text:s/>xchb zl, mm, #7</text:p>
          </table:table-cell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2"/>
          <table:table-cell office:value-type="string" calcext:value-type="string">
            <text:p><text:s/>xchb yh, mm, #0</text:p>
          </table:table-cell>
          <table:table-cell table:number-columns-repeated="2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2"/>
          <table:table-cell office:value-type="string" calcext:value-type="string">
            <text:p><text:s/>xchb yh, mm, #1</text:p>
          </table:table-cell>
          <table:table-cell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office:value-type="string" calcext:value-type="string">
            <text:p><text:s/>xchb yh, mm, #2</text:p>
          </table:table-cell>
          <table:table-cell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2"/>
          <table:table-cell office:value-type="string" calcext:value-type="string">
            <text:p><text:s/>xchb yh, mm, #3</text:p>
          </table:table-cell>
          <table:table-cell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4</text:p>
          </table:table-cell>
          <table:table-cell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5</text:p>
          </table:table-cell>
          <table:table-cell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office:value-type="string" calcext:value-type="string">
            <text:p><text:s/>xchb yh, mm, #6</text:p>
          </table:table-cell>
          <table:table-cell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6"/>
          <table:table-cell office:value-type="string" calcext:value-type="string">
            <text:p><text:s/>xchb yh, mm, #7</text:p>
          </table:table-cell>
          <table:table-cell table:number-columns-repeated="2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2"/>
          <table:table-cell office:value-type="string" calcext:value-type="string">
            <text:p><text:s/>xchb zh, mm, #0</text:p>
          </table:table-cell>
          <table:table-cell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2"/>
          <table:table-cell office:value-type="string" calcext:value-type="string">
            <text:p><text:s/>xchb zh, mm, #1</text:p>
          </table:table-cell>
          <table:table-cell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office:value-type="string" calcext:value-type="string">
            <text:p><text:s/>xchb zh, mm, #2</text:p>
          </table:table-cell>
          <table:table-cell table:number-columns-repeated="2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2"/>
          <table:table-cell office:value-type="string" calcext:value-type="string">
            <text:p><text:s/>xchb zh, mm, #3</text:p>
          </table:table-cell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2"/>
          <table:table-cell office:value-type="string" calcext:value-type="string">
            <text:p><text:s/>xchb zh, mm, #4</text:p>
          </table:table-cell>
          <table:table-cell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2"/>
          <table:table-cell office:value-type="string" calcext:value-type="string">
            <text:p><text:s/>xchb zh, mm, #5</text:p>
          </table:table-cell>
          <table:table-cell table:number-columns-repeated="2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office:value-type="string" calcext:value-type="string">
            <text:p><text:s/>xchb zh, mm, #6</text:p>
          </table:table-cell>
          <table:table-cell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2"/>
          <table:table-cell office:value-type="string" calcext:value-type="string">
            <text:p><text:s/>xchb zh, mm, #7</text:p>
          </table:table-cell>
          <table:table-cell office:value-type="string" calcext:value-type="string">
            <text:p><text:s/>adcw y, z <text:s text:c="5"/></text:p>
          </table:table-cell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.00.0000</text:date>, <text:time style:data-style-name="N2" text:time-value="09:44:34.2945010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9:08:48.375375677</dc:date>
    <meta:editing-duration>P35DT14H39M41S</meta:editing-duration>
    <meta:editing-cycles>206</meta:editing-cycles>
    <meta:generator>LibreOffice/24.2.5.2$Linux_X86_64 LibreOffice_project/420$Build-2</meta:generator>
    <meta:print-date>2024-07-11T11:14:04.002574681</meta:print-date>
    <meta:printed-by>PDF-Dateien</meta:printed-by>
    <meta:document-statistic meta:table-count="1" meta:cell-count="1198" meta:object-count="0"/>
  </office:meta>
</office:document-meta>
</file>